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31"/>
    <style:style style:name="ce4" style:family="table-cell" style:parent-style-name="Default" style:data-style-name="N2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3.43958333333333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Distanc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ass</text:p>
          </table:table-cell>
          <table:table-cell office:value-type="string" table:style-name="ce1">
            <text:p>Height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0H0M9S" table:style-name="ce2">
            <text:p>00:09,6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Usain Bolt</text:p>
          </table:table-cell>
          <table:table-cell office:value-type="float" office:value="86" table:style-name="ce1">
            <text:p>86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0H0M19S" table:style-name="ce2">
            <text:p>00:19,2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Usain Bolt</text:p>
          </table:table-cell>
          <table:table-cell office:value-type="float" office:value="86" table:style-name="ce1">
            <text:p>86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0H0M43S" table:style-name="ce2">
            <text:p>00:43,0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ayde Van Niekerk</text:p>
          </table:table-cell>
          <table:table-cell office:value-type="float" office:value="70" table:style-name="ce1">
            <text:p>70</text:p>
          </table:table-cell>
          <table:table-cell office:value-type="float" office:value="183" table:style-name="ce1">
            <text:p>183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0H1M41S" table:style-name="ce2">
            <text:p>01:41,0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avid Rudisha</text:p>
          </table:table-cell>
          <table:table-cell office:value-type="float" office:value="76" table:style-name="ce1">
            <text:p>76</text:p>
          </table:table-cell>
          <table:table-cell office:value-type="float" office:value="190" table:style-name="ce1">
            <text:p>190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0H2M11S" table:style-name="ce2">
            <text:p>02:12,0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Noah Ngeny</text:p>
          </table:table-cell>
          <table:table-cell office:value-type="float" office:value="68" table:style-name="ce1">
            <text:p>68</text:p>
          </table:table-cell>
          <table:table-cell office:value-type="float" office:value="182" table:style-name="ce1">
            <text:p>182</text:p>
          </table:table-cell>
          <table:table-cell table:number-columns-repeated="16378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0H3M26S" table:style-name="ce2">
            <text:p>03:26,0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Hicham El Guerrouj</text:p>
          </table:table-cell>
          <table:table-cell office:value-type="float" office:value="58" table:style-name="ce1">
            <text:p>58</text:p>
          </table:table-cell>
          <table:table-cell office:value-type="float" office:value="176" table:style-name="ce1">
            <text:p>176</text:p>
          </table:table-cell>
          <table:table-cell table:number-columns-repeated="16378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0H4M44S" table:style-name="ce2">
            <text:p>04:44,8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Hicham El Guerrouj</text:p>
          </table:table-cell>
          <table:table-cell office:value-type="float" office:value="58" table:style-name="ce1">
            <text:p>58</text:p>
          </table:table-cell>
          <table:table-cell office:value-type="float" office:value="176" table:style-name="ce1">
            <text:p>176</text:p>
          </table:table-cell>
          <table:table-cell table:number-columns-repeated="16378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time" office:time-value="PT0H7M20S" table:style-name="ce2">
            <text:p>07:20,7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Daniel Komen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table:number-columns-repeated="16378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time" office:time-value="PT0H12M35S" table:style-name="ce2">
            <text:p>12:35,4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Joshua Cheptegei</text:p>
          </table:table-cell>
          <table:table-cell office:value-type="float" office:value="52" table:style-name="ce1">
            <text:p>52</text:p>
          </table:table-cell>
          <table:table-cell office:value-type="float" office:value="167" table:style-name="ce1">
            <text:p>167</text:p>
          </table:table-cell>
          <table:table-cell table:number-columns-repeated="16378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time" office:time-value="PT0H26M11S" table:style-name="ce2">
            <text:p>26:11,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Joshua Cheptegei</text:p>
          </table:table-cell>
          <table:table-cell office:value-type="float" office:value="52" table:style-name="ce1">
            <text:p>52</text:p>
          </table:table-cell>
          <table:table-cell office:value-type="float" office:value="167" table:style-name="ce1">
            <text:p>167</text:p>
          </table:table-cell>
          <table:table-cell table:number-columns-repeated="16378"/>
        </table:table-row>
        <table:table-row table:style-name="ro1">
          <table:table-cell office:value-type="float" office:value="21097" table:style-name="ce1">
            <text:p>21097</text:p>
          </table:table-cell>
          <table:table-cell office:value-type="time" office:time-value="PT57H31M0S" table:style-name="ce3">
            <text:p>57:31:0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Jacob Kiplimo</text:p>
          </table:table-cell>
          <table:table-cell office:value-type="float" office:value="56" table:style-name="ce1">
            <text:p>56</text:p>
          </table:table-cell>
          <table:table-cell office:value-type="float" office:value="175" table:style-name="ce1">
            <text:p>175</text:p>
          </table:table-cell>
          <table:table-cell table:number-columns-repeated="16378"/>
        </table:table-row>
        <table:table-row table:style-name="ro1">
          <table:table-cell office:value-type="float" office:value="42195" table:style-name="ce1">
            <text:p>42195</text:p>
          </table:table-cell>
          <table:table-cell office:value-type="time" office:time-value="PT2H1M39S" table:style-name="ce4">
            <text:p>02:01:3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liud Kipchoge</text:p>
          </table:table-cell>
          <table:table-cell office:value-type="float" office:value="52" table:style-name="ce1">
            <text:p>52</text:p>
          </table:table-cell>
          <table:table-cell office:value-type="float" office:value="167" table:style-name="ce1">
            <text:p>167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time-style style:name="N29">
      <number:minutes number:style="long"/>
      <number:text>:</number:text>
      <number:seconds number:style="long" number:decimal-places="1"/>
    </number:time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4-06T09:24:46Z</meta:creation-date>
    <dc:date>2022-04-18T07:29:32Z</dc:date>
  </office:meta>
</office:document-meta>
</file>